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4.9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48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對<text:span text:style-name="T1"> </text:span><text:span text:style-name="T2">帳</text:span><text:span text:style-name="T3"> </text:span><text:span text:style-name="T2">單</text:span>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office:value-type="string" calcext:value-type="string">
            <text:p>____________________<text:span text:style-name="T4">台照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1)<text:span text:style-name="T4">謝謝惠顧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2)<text:span text:style-name="T4">貴公司</text:span><text:span text:style-name="T5">   </text:span><text:span text:style-name="T6">月份會購貨品詳列如本對帳單</text:span><text:span text:style-name="T5">,</text:span><text:span text:style-name="T6">本貨款核對後</text:span><text:span text:style-name="T5">,</text:span><text:span text:style-name="T6">依貴我所約定支票期開具</text:span><text:span text:style-name="T5">:1.   </text:span><text:span text:style-name="T6">月</text:span><text:span text:style-name="T5">   </text:span><text:span text:style-name="T6">日之貨款支票</text:span><text:span text:style-name="T5">,2.   </text:span><text:span text:style-name="T6">月</text:span><text:span text:style-name="T5">   </text:span><text:span text:style-name="T6">日之退稅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<text:span text:style-name="T4">差額票據</text:span><text:span text:style-name="T5">,</text:span><text:span text:style-name="T6">本公司將派人於</text:span><text:span text:style-name="T5">   </text:span><text:span text:style-name="T6">月</text:span><text:span text:style-name="T5">   </text:span><text:span text:style-name="T6">日前來洽收</text:span><text:span text:style-name="T5">.</text:span><text:span text:style-name="T6">謝謝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9" table:number-rows-spanned="1">
            <text:p>年　　　月　　　　日</text:p>
          </table:table-cell>
          <table:covered-table-cell table:number-columns-repeated="8" table:style-name="ce9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1" table:number-rows-spanned="2">
            <text:p>交貨日期</text:p>
          </table:table-cell>
          <table:table-cell table:style-name="ce10" office:value-type="string" calcext:value-type="string" table:number-columns-spanned="1" table:number-rows-spanned="2">
            <text:p>品名規格</text:p>
          </table:table-cell>
          <table:table-cell table:style-name="ce10" office:value-type="string" calcext:value-type="string" table:number-columns-spanned="1" table:number-rows-spanned="2">
            <text:p>數量</text:p>
          </table:table-cell>
          <table:table-cell table:style-name="ce14" office:value-type="string" calcext:value-type="string" table:number-columns-spanned="1" table:number-rows-spanned="2">
            <text:p>單價</text:p>
          </table:table-cell>
          <table:table-cell table:style-name="ce14" office:value-type="string" calcext:value-type="string" table:number-columns-spanned="1" table:number-rows-spanned="2">
            <text:p>總價</text:p>
          </table:table-cell>
          <table:table-cell table:style-name="ce14" office:value-type="string" calcext:value-type="string" table:number-columns-spanned="1" table:number-rows-spanned="2">
            <text:p>發票日期</text:p>
          </table:table-cell>
          <table:table-cell table:style-name="ce10" office:value-type="string" calcext:value-type="string" table:number-columns-spanned="1" table:number-rows-spanned="2">
            <text:p>發票號碼</text:p>
          </table:table-cell>
          <table:table-cell table:style-name="ce10" office:value-type="string" calcext:value-type="string" table:number-columns-spanned="1" table:number-rows-spanned="2">
            <text:p>交運單號碼</text:p>
          </table:table-cell>
          <table:table-cell table:style-name="ce16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3">
          <table:covered-table-cell table:style-name="ce5"/>
          <table:covered-table-cell table:number-columns-repeated="2" table:style-name="ce11"/>
          <table:covered-table-cell table:number-columns-repeated="3" table:style-name="ce15"/>
          <table:covered-table-cell table:number-columns-repeated="2" table:style-name="ce11"/>
          <table:covered-table-cell table:style-name="ce17"/>
          <table:table-cell table:number-columns-repeated="1015"/>
        </table:table-row>
        <table:table-row table:style-name="ro3" table:number-rows-repeated="31">
          <table:table-cell table:style-name="ce6"/>
          <table:table-cell table:style-name="ce12" table:number-columns-repeated="7"/>
          <table:table-cell table:style-name="ce18"/>
          <table:table-cell table:number-columns-repeated="1015"/>
        </table:table-row>
        <table:table-row table:style-name="ro3">
          <table:table-cell table:style-name="ce7"/>
          <table:table-cell table:style-name="ce13" table:number-columns-repeated="7"/>
          <table:table-cell table:style-name="ce19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7:07:46</meta:creation-date>
    <dc:creator>Joyce</dc:creator>
    <dc:date>2004-04-13T17:11:08</dc:date>
    <meta:print-date>2004-04-13T17:10:32</meta:print-date>
    <meta:document-statistic meta:table-count="1" meta:cell-count="15" meta:object-count="0"/>
    <meta:generator>LibreOffice/5.1.1.3$Windows_x86 LibreOffice_project/89f508ef3ecebd2cfb8e1def0f0ba9a803b88a6d</meta:generator>
  </office:meta>
</office:document-meta>
</file>